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Helper.getParameterMap( 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Helper.getWebappURI( String context , String request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Helper.getWebappURI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Helper.Servlet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Helper.isUploadEnabled( ServiceManager 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